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officeooo:rsid="00158dc4" officeooo:paragraph-rsid="00158dc4" style:font-size-asian="11pt" style:font-size-complex="11pt"/>
    </style:style>
    <style:style style:name="P2" style:family="paragraph" style:parent-style-name="Standard" style:list-style-name="L1">
      <style:text-properties fo:font-size="11pt" officeooo:rsid="00158dc4" officeooo:paragraph-rsid="00172f3e" style:font-size-asian="11pt" style:font-size-complex="11pt"/>
    </style:style>
    <style:style style:name="P3" style:family="paragraph" style:parent-style-name="Standard" style:list-style-name="L1">
      <style:text-properties fo:font-size="11pt" officeooo:rsid="00158dc4" officeooo:paragraph-rsid="00178c19" style:font-size-asian="11pt" style:font-size-complex="11pt"/>
    </style:style>
    <style:style style:name="T1" style:family="text">
      <style:text-properties officeooo:rsid="00172f3e"/>
    </style:style>
    <style:style style:name="T2" style:family="text">
      <style:text-properties officeooo:rsid="00178c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016224" text:style-name="L1">
        <text:list-item>
          <text:p text:style-name="P1">word2vec_pipeline/word2vec_pipeline/__main__.py</text:p>
          <text:list>
            <text:list-item>
              <text:p text:style-name="P1">“python word2vec import_data”</text:p>
              <text:list>
                <text:list-item>
                  <text:p text:style-name="P1">word2vec_pipeline/word2vec_pipeline/import_data.py</text:p>
                  <text:list>
                    <text:list-item>
                      <text:p text:style-name="P2">word2vec_pipeline/word2vec_pipeline/<text:span text:style-name="T1">utils/db_utils.py</text:span></text:p>
                    </text:list-item>
                    <text:list-item>
                      <text:p text:style-name="P2">word2vec_pipeline/word2vec_pipeline/<text:span text:style-name="T1">utils/parallel_utils.py</text:span></text:p>
                    </text:list-item>
                    <text:list-item>
                      <text:p text:style-name="P2">word2vec_pipeline/word2vec_pipeline/<text:span text:style-name="T1">utils/os_utils</text:span></text:p>
                    </text:list-item>
                  </text:list>
                </text:list-item>
              </text:list>
            </text:list-item>
            <text:list-item>
              <text:p text:style-name="P1">“python word2vec parse”</text:p>
              <text:list>
                <text:list-item>
                  <text:p text:style-name="P1">word2vec_pipeline/word2vec_pipeline/parse.py</text:p>
                  <text:list>
                    <text:list-item>
                      <text:p text:style-name="P2">word2vec_pipeline/word2vec_pipeline/<text:span text:style-name="T1">utils/db_utils.py</text:span></text:p>
                    </text:list-item>
                    <text:list-item>
                      <text:p text:style-name="P2">word2vec_pipeline/word2vec_pipeline/<text:span text:style-name="T1">utils/parallel_utils.py</text:span></text:p>
                    </text:list-item>
                    <text:list-item>
                      <text:p text:style-name="P2">word2vec_pipeline/word2vec_pipeline/<text:span text:style-name="T1">utils/os_utils</text:span></text:p>
                    </text:list-item>
                  </text:list>
                </text:list-item>
              </text:list>
            </text:list-item>
            <text:list-item>
              <text:p text:style-name="P1">“python word2vec embed”</text:p>
              <text:list>
                <text:list-item>
                  <text:p text:style-name="P1">word2vec_pipeline/word2vec_pipeline/embed.py</text:p>
                  <text:list>
                    <text:list-item>
                      <text:p text:style-name="P2">word2vec_pipeline/word2vec_pipeline/<text:span text:style-name="T1">utils/os_utils</text:span></text:p>
                    </text:list-item>
                    <text:list-item>
                      <text:p text:style-name="P2">word2vec_pipeline/word2vec_pipeline/<text:span text:style-name="T1">utils/db_utils.py</text:span></text:p>
                    </text:list-item>
                    <text:list-item>
                      <text:p text:style-name="P2">word2vec_pipeline/word2vec_pipeline/<text:span text:style-name="T1">model_building/w2v_embedding.py</text:span></text:p>
                    </text:list-item>
                  </text:list>
                </text:list-item>
              </text:list>
            </text:list-item>
            <text:list-item>
              <text:p text:style-name="P1">“python word2vec score”</text:p>
              <text:list>
                <text:list-item>
                  <text:p text:style-name="P1">word2vec_pipeline/word2vec_pipeline/score.py</text:p>
                  <text:list>
                    <text:list-item>
                      <text:p text:style-name="P2">word2vec_pipeline/word2vec_pipeline/<text:span text:style-name="T1">document_scoring/document_scores.py</text:span></text:p>
                    </text:list-item>
                    <text:list-item>
                      <text:p text:style-name="P2">word2vec_pipeline/word2vec_pipeline/<text:span text:style-name="T1">utils/os_utils</text:span></text:p>
                    </text:list-item>
                    <text:list-item>
                      <text:p text:style-name="P2">word2vec_pipeline/word2vec_pipeline/<text:span text:style-name="T1">utils/db_utils.py</text:span></text:p>
                    </text:list-item>
                    <text:list-item>
                      <text:p text:style-name="P2">word2vec_pipeline/word2vec_pipeline/<text:span text:style-name="T1">document_scoring/term_frequency.py</text:span></text:p>
                    </text:list-item>
                    <text:list-item>
                      <text:p text:style-name="P2">word2vec_pipeline/word2vec_pipeline/<text:span text:style-name="T1">document_scoring/log_probability.py</text:span></text:p>
                    </text:list-item>
                    <text:list-item>
                      <text:p text:style-name="P2">word2vec_pipeline/word2vec_pipeline/<text:span text:style-name="T1">document_scoring/Z_weighted.py</text:span></text:p>
                    </text:list-item>
                    <text:list-item>
                      <text:p text:style-name="P2">word2vec_pipeline/word2vec_pipeline/<text:span text:style-name="T1">document_scoring/reduced_representation.py</text:span></text:p>
                    </text:list-item>
                  </text:list>
                </text:list-item>
              </text:list>
            </text:list-item>
            <text:list-item>
              <text:p text:style-name="P1">“python word2vec predict”</text:p>
              <text:list>
                <text:list-item>
                  <text:p text:style-name="P1">word2vec_pipeline/word2vec_pipeline/predict.py</text:p>
                  <text:list>
                    <text:list-item>
                      <text:p text:style-name="P2">word2vec_pipeline/word2vec_pipeline/<text:span text:style-name="T1">utils/os_utils</text:span></text:p>
                    </text:list-item>
                    <text:list-item>
                      <text:p text:style-name="P3">word2vec_pipeline/word2vec_pipeline/<text:span text:style-name="T1">utils/data_utils.py</text:span></text:p>
                    </text:list-item>
                    <text:list-item>
                      <text:p text:style-name="P3">word2vec_pipeline/word2vec_pipeline/<text:span text:style-name="T2">predictions/shallow_predict.py</text:span></text:p>
                    </text:list-item>
                  </text:list>
                </text:list-item>
              </text:list>
            </text:list-item>
            <text:list-item>
              <text:p text:style-name="P1">“python word2vec metacluster”</text:p>
              <text:list>
                <text:list-item>
                  <text:p text:style-name="P1">word2vec_pipeline/word2vec_pipeline/metacluster.py</text:p>
                  <text:list>
                    <text:list-item>
                      <text:p text:style-name="P3">word2vec_pipeline/word2vec_pipeline/<text:span text:style-name="T1">utils/data_utils.py</text:span></text:p>
                    </text:list-item>
                  </text:list>
                </text:list-item>
              </text:list>
            </text:list-item>
            <text:list-item>
              <text:p text:style-name="P1">“python word2vec analyze metacluster”</text:p>
              <text:list>
                <text:list-item>
                  <text:p text:style-name="P1">word2vec_pipeline/word2vec_pipeline/postprocessing/analyze_metaclusters.py</text:p>
                  <text:list>
                    <text:list-item>
                      <text:p text:style-name="P3">word2vec_pipeline/word2vec_pipeline/<text:span text:style-name="T1">utils/data_utils.py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19:09.254056576</meta:creation-date>
    <dc:date>2018-01-30T14:56:11.357168351</dc:date>
    <meta:editing-duration>PT6M31S</meta:editing-duration>
    <meta:editing-cycles>1</meta:editing-cycles>
    <meta:document-statistic meta:table-count="0" meta:image-count="0" meta:object-count="0" meta:page-count="1" meta:paragraph-count="36" meta:word-count="87" meta:character-count="1858" meta:non-whitespace-character-count="1843"/>
    <meta:generator>LibreOffice/5.4.1.2$Linux_X86_64 LibreOffice_project/40m0$Build-2</meta:generator>
  </office:meta>
</office:document-meta>
</file>